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10c1" officeooo:paragraph-rsid="000510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kom <text:tab/><text:tab/>22.7</text:p>
      <text:p text:style-name="P1">la <text:tab/><text:tab/><text:tab/>27.7</text:p>
      <text:p text:style-name="P1">datenbanken <text:tab/><text:tab/>5.8</text:p>
      <text:p text:style-name="P1">bwl<text:tab/><text:tab/><text:tab/>11.8</text:p>
      <text:p text:style-name="P1">malo<text:tab/><text:tab/><text:tab/>18.8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20:08:50.388000000</meta:creation-date>
    <dc:date>2015-06-03T20:13:28.075000000</dc:date>
    <meta:editing-duration>P0D</meta:editing-duration>
    <meta:editing-cycles>1</meta:editing-cycles>
    <meta:document-statistic meta:table-count="0" meta:image-count="0" meta:object-count="0" meta:page-count="1" meta:paragraph-count="5" meta:word-count="10" meta:character-count="61" meta:non-whitespace-character-count="45"/>
    <meta:generator>LibreOffice/4.2.7.2$Windows_x86 LibreOffice_project/933c0aa564ec4f8883ed5732c866db48dca4dac5</meta:generator>
  </office:meta>
</office:document-meta>
</file>